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/>
      <text:p text:style-name="Standard">def generate_sequential_trajectory(start_pos, end_pos, num_points=100, activation_threshold=0.5):</text:p>
      <text:p text:style-name="Standard"><text:s text:c="4"/>"""</text:p>
      <text:p text:style-name="Standard"><text:s text:c="4"/>Generate a trajectory where joint 2 activates after joint 1 reaches threshold</text:p>
      <text:p text:style-name="Standard"><text:s text:c="4"/></text:p>
      <text:p text:style-name="Standard"><text:s text:c="4"/>Args:</text:p>
      <text:p text:style-name="Standard"><text:s text:c="8"/>start_pos: Starting (x,y) position</text:p>
      <text:p text:style-name="Standard"><text:s text:c="8"/>end_pos: Target (x,y) position</text:p>
      <text:p text:style-name="Standard"><text:s text:c="8"/>num_points: Number of points in trajectory</text:p>
      <text:p text:style-name="Standard"><text:s text:c="8"/>activation_threshold: When to activate joint 2 (0-1 range)</text:p>
      <text:p text:style-name="Standard"><text:s text:c="4"/></text:p>
      <text:p text:style-name="Standard"><text:s text:c="4"/>Returns:</text:p>
      <text:p text:style-name="Standard"><text:s text:c="8"/>trajectory: Array of (x,y) points defining the path</text:p>
      <text:p text:style-name="Standard"><text:s text:c="4"/>"""</text:p>
      <text:p text:style-name="Standard"><text:s text:c="4"/># Create initial linear path</text:p>
      <text:p text:style-name="Standard"><text:s text:c="4"/>x = np.linspace(start_pos[0], end_pos[0], num_points)</text:p>
      <text:p text:style-name="Standard"><text:s text:c="4"/>y = np.linspace(start_pos[1], end_pos[1], num_points)</text:p>
      <text:p text:style-name="Standard"><text:s text:c="4"/>linear_path = np.column_stack((x, y))</text:p>
      <text:p text:style-name="Standard"><text:s text:c="4"/></text:p>
      <text:p text:style-name="Standard"><text:s text:c="4"/># Find activation point</text:p>
      <text:p text:style-name="Standard"><text:s text:c="4"/>activation_idx = int(num_points * activation_threshold)</text:p>
      <text:p text:style-name="Standard"><text:s text:c="4"/></text:p>
      <text:p text:style-name="Standard"><text:s text:c="4"/># Generate modified trajectory</text:p>
      <text:p text:style-name="Standard"><text:s text:c="4"/>trajectory = np.zeros_like(linear_path)</text:p>
      <text:p text:style-name="Standard"><text:s text:c="4"/>trajectory[:activation_idx] = linear_path[:activation_idx]</text:p>
      <text:p text:style-name="Standard"><text:s text:c="4"/></text:p>
      <text:p text:style-name="Standard"><text:s text:c="4"/># After activation point, blend joint 2 movement</text:p>
      <text:p text:style-name="Standard"><text:s text:c="4"/>for i in range(activation_idx, num_points):</text:p>
      <text:p text:style-name="Standard"><text:s text:c="8"/>blend_factor = (i - activation_idx) / (num_points - activation_idx)</text:p>
      <text:p text:style-name="Standard"><text:s text:c="8"/>trajectory[i] = linear_path[activation_idx] + blend_factor * (end_pos - linear_path[activation_idx])</text:p>
      <text:p text:style-name="Standard"><text:s text:c="4"/></text:p>
      <text:p text:style-name="Standard"><text:s text:c="4"/>return trajectory</text:p>
      <text:p text:style-name="Standard"/>
      <text:p text:style-name="Standard">def inverse_kinematics_2dof(x, y, l1, l2):</text:p>
      <text:p text:style-name="Standard"><text:s text:c="4"/>"""</text:p>
      <text:p text:style-name="Standard"><text:s text:c="4"/>Calculate inverse kinematics for 2DOF planar arm</text:p>
      <text:p text:style-name="Standard"><text:s text:c="4"/></text:p>
      <text:p text:style-name="Standard"><text:s text:c="4"/>Args:</text:p>
      <text:p text:style-name="Standard"><text:s text:c="8"/>x, y: Target end effector position</text:p>
      <text:p text:style-name="Standard"><text:s text:c="8"/>l1, l2: Link lengths</text:p>
      <text:p text:style-name="Standard"><text:s text:c="8"/></text:p>
      <text:p text:style-name="Standard"><text:s text:c="4"/>Returns:</text:p>
      <text:p text:style-name="Standard"><text:s text:c="8"/>theta1, theta2: Joint angles in radians</text:p>
      <text:p text:style-name="Standard"><text:s text:c="4"/>"""</text:p>
      <text:p text:style-name="Standard"><text:s text:c="4"/>cos_theta2 = (x**2 + y**2 - l1**2 - l2**2)/(2*l1*l2)</text:p>
      <text:p text:style-name="Standard"><text:s text:c="4"/>cos_theta2 = np.clip(cos_theta2, -1.0, 1.0)</text:p>
      <text:p text:style-name="Standard"><text:s text:c="4"/>theta2 = np.arccos(cos_theta2)</text:p>
      <text:p text:style-name="Standard"><text:s text:c="4"/></text:p>
      <text:p text:style-name="Standard"><text:s text:c="4"/>theta1 = np.arctan2(y, x) - np.arctan2(l2*np.sin(theta2), l1 + l2*np.cos(theta2))</text:p>
      <text:p text:style-name="Standard"><text:soft-page-break/><text:s text:c="4"/></text:p>
      <text:p text:style-name="Standard"><text:s text:c="4"/>return theta1, theta2</text:p>
      <text:p text:style-name="Standard"/>
      <text:p text:style-name="Standard">def visualize_trajectory(trajectory, l1=1.0, l2=1.0):</text:p>
      <text:p text:style-name="Standard"><text:s text:c="4"/>"""Visualize the trajectory and robot arm positions"""</text:p>
      <text:p text:style-name="Standard"><text:s text:c="4"/>plt.figure(figsize=(10, 10))</text:p>
      <text:p text:style-name="Standard"><text:s text:c="4"/></text:p>
      <text:p text:style-name="Standard"><text:s text:c="4"/># Plot trajectory</text:p>
      <text:p text:style-name="Standard"><text:s text:c="4"/>plt.plot(trajectory[:, 0], trajectory[:, 1], 'b-', label='End Effector Path')</text:p>
      <text:p text:style-name="Standard"><text:s text:c="4"/></text:p>
      <text:p text:style-name="Standard"><text:s text:c="4"/># Plot robot arm at start, middle and end</text:p>
      <text:p text:style-name="Standard"><text:s text:c="4"/>for point_idx in [0, len(trajectory)//2, -1]:</text:p>
      <text:p text:style-name="Standard"><text:s text:c="8"/>x, y = trajectory[point_idx]</text:p>
      <text:p text:style-name="Standard"><text:s text:c="8"/>theta1, theta2 = inverse_kinematics_2dof(x, y, l1, l2)</text:p>
      <text:p text:style-name="Standard"><text:s text:c="8"/></text:p>
      <text:p text:style-name="Standard"><text:s text:c="8"/># Joint positions</text:p>
      <text:p text:style-name="Standard"><text:s text:c="8"/>joint1_x = l1 * np.cos(theta1)</text:p>
      <text:p text:style-name="Standard"><text:s text:c="8"/>joint1_y = l1 * np.sin(theta1)</text:p>
      <text:p text:style-name="Standard"><text:s text:c="8"/></text:p>
      <text:p text:style-name="Standard"><text:s text:c="8"/>joint2_x = joint1_x + l2 * np.cos(theta1 + theta2)</text:p>
      <text:p text:style-name="Standard"><text:s text:c="8"/>joint2_y = joint1_y + l2 * np.sin(theta1 + theta2)</text:p>
      <text:p text:style-name="Standard"><text:s text:c="8"/></text:p>
      <text:p text:style-name="Standard"><text:s text:c="8"/># Plot links</text:p>
      <text:p text:style-name="Standard"><text:s text:c="8"/>plt.plot([0, joint1_x], [0, joint1_y], 'k-', linewidth=2)</text:p>
      <text:p text:style-name="Standard"><text:s text:c="8"/>plt.plot([joint1_x, joint2_x], [joint1_y, joint2_y], 'k-', linewidth=2)</text:p>
      <text:p text:style-name="Standard"><text:s text:c="8"/></text:p>
      <text:p text:style-name="Standard"><text:s text:c="8"/># Plot joints</text:p>
      <text:p text:style-name="Standard"><text:s text:c="8"/>plt.plot(0, 0, 'ko', markersize=10)</text:p>
      <text:p text:style-name="Standard"><text:s text:c="8"/>plt.plot(joint1_x, joint1_y, 'ko', markersize=10)</text:p>
      <text:p text:style-name="Standard"><text:s text:c="8"/>plt.plot(joint2_x, joint2_y, 'ko', markersize=10)</text:p>
      <text:p text:style-name="Standard"><text:s text:c="4"/></text:p>
      <text:p text:style-name="Standard"><text:s text:c="4"/>plt.grid(True)</text:p>
      <text:p text:style-name="Standard"><text:s text:c="4"/>plt.axis('equal')</text:p>
      <text:p text:style-name="Standard"><text:s text:c="4"/>plt.xlabel('X Position')</text:p>
      <text:p text:style-name="Standard"><text:s text:c="4"/>plt.ylabel('Y Position')</text:p>
      <text:p text:style-name="Standard"><text:s text:c="4"/>plt.title('2DOF Robot Arm Trajectory')</text:p>
      <text:p text:style-name="Standard"><text:s text:c="4"/>plt.legend()</text:p>
      <text:p text:style-name="Standard"><text:s text:c="4"/>plt.show()</text:p>
      <text:p text:style-name="Standard"/>
      <text:p text:style-name="Standard"># Example usage</text:p>
      <text:p text:style-name="Standard">start = np.array([1.0, 0.5])</text:p>
      <text:p text:style-name="Standard">end = np.array([0.0, 1.5])</text:p>
      <text:p text:style-name="Standard">trajectory = generate_sequential_trajectory(start, end)</text:p>
      <text:p text:style-name="Standard">visualize_trajectory(trajectory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0:43:08.189480916</meta:creation-date>
    <dc:date>2024-11-04T00:43:29.506205214</dc:date>
    <meta:editing-duration>PT2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91" meta:word-count="330" meta:character-count="3132" meta:non-whitespace-character-count="2436"/>
  </office:meta>
</office:document-meta>
</file>